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 svg:font-family="'Nova Mono'"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rial" svg:font-family="arial" style:font-family-generic="swiss"/>
  </office:font-face-decls>
  <office:automatic-styles>
    <style:style style:name="P1" style:family="paragraph" style:parent-style-name="LO-normal">
      <style:text-properties style:font-name="Times New Roman1" fo:font-size="10pt" style:font-name-asian="Times New Roman2" style:font-size-asian="10pt" style:font-name-complex="Times New Roman2" style:font-size-complex="10pt"/>
    </style:style>
    <style:style style:name="P2" style:family="paragraph" style:parent-style-name="LO-normal">
      <style:paragraph-properties fo:margin-left="0cm" fo:margin-right="0cm" fo:margin-top="0.545cm" fo:margin-bottom="0cm" style:contextual-spacing="false" fo:line-height="100%" fo:orphans="0" fo:widows="0" fo:text-indent="0cm" style:auto-text-indent="false"/>
      <style:text-properties style:font-name="Times New Roman1" style:text-underline-style="solid" style:text-underline-width="auto" style:text-underline-color="font-color" fo:font-weight="bold" officeooo:rsid="002b1e50" officeooo:paragraph-rsid="002dde5e" style:font-name-asian="Times New Roman2" style:font-weight-asian="bold" style:font-name-complex="Times New Roman2"/>
    </style:style>
    <style:style style:name="P3" style:family="paragraph" style:parent-style-name="LO-normal" style:master-page-name="">
      <loext:graphic-properties draw:fill="none"/>
      <style:paragraph-properties fo:margin-left="0cm" fo:margin-right="0cm" fo:margin-top="0.545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ext-properties style:font-name="Times New Roman1" style:text-underline-style="solid" style:text-underline-width="auto" style:text-underline-color="font-color" fo:font-weight="bold" officeooo:rsid="002b1e50" officeooo:paragraph-rsid="002f83fb" style:font-name-asian="Times New Roman2" style:font-weight-asian="bold" style:font-name-complex="Times New Roman2" fo:hyphenate="false" fo:hyphenation-remain-char-count="2" fo:hyphenation-push-char-count="2" loext:hyphenation-no-caps="false" loext:hyphenation-no-last-word="false" loext:hyphenation-word-char-count="no-limit" loext:hyphenation-zone="no-limit"/>
    </style:style>
    <style:style style:name="P4" style:family="paragraph" style:parent-style-name="LO-normal">
      <style:paragraph-properties fo:margin-left="0cm" fo:margin-right="0cm" fo:margin-top="0.545cm" fo:margin-bottom="0cm" style:contextual-spacing="false" fo:line-height="100%" fo:orphans="0" fo:widows="0" fo:text-indent="0cm" style:auto-text-indent="false"/>
      <style:text-properties style:font-name="Times New Roman1" style:text-underline-style="solid" style:text-underline-width="auto" style:text-underline-color="font-color" fo:font-weight="bold" style:font-name-asian="Times New Roman2" style:font-weight-asian="bold" style:font-name-complex="Times New Roman2"/>
    </style:style>
    <style:style style:name="P5" style:family="paragraph" style:parent-style-name="LO-normal">
      <style:paragraph-properties fo:margin-left="0.007cm" fo:margin-right="0cm" fo:margin-top="0.48cm" fo:margin-bottom="0cm" style:contextual-spacing="false" fo:line-height="100%" fo:orphans="0" fo:widows="0" fo:text-indent="0cm" style:auto-text-indent="false"/>
      <style:text-properties style:font-name="Times New Roman1" style:text-underline-style="solid" style:text-underline-width="auto" style:text-underline-color="font-color" fo:font-weight="bold" style:font-name-asian="Times New Roman2" style:font-weight-asian="bold" style:font-name-complex="Times New Roman2"/>
    </style:style>
    <style:style style:name="P6" style:family="paragraph" style:parent-style-name="LO-normal">
      <style:paragraph-properties fo:margin-left="0cm" fo:margin-right="0cm" fo:margin-top="0.545cm" fo:margin-bottom="0cm" style:contextual-spacing="false" fo:line-height="100%" fo:orphans="0" fo:widows="0" fo:text-indent="0cm" style:auto-text-indent="false"/>
      <style:text-properties officeooo:paragraph-rsid="002dde5e"/>
    </style:style>
    <style:style style:name="P7" style:family="paragraph" style:parent-style-name="LO-normal">
      <style:paragraph-properties fo:margin-left="0cm" fo:margin-right="0.005cm" fo:margin-top="0.497cm" fo:margin-bottom="0cm" style:contextual-spacing="false" fo:line-height="95%" fo:text-align="justify" style:justify-single-word="false" fo:orphans="0" fo:widows="0" fo:text-indent="0cm" style:auto-text-indent="false"/>
    </style:style>
    <style:style style:name="P8" style:family="paragraph" style:parent-style-name="LO-normal">
      <style:paragraph-properties fo:margin-left="0cm" fo:margin-right="-0.011cm" fo:margin-top="0.489cm" fo:margin-bottom="0cm" style:contextual-spacing="false" fo:line-height="95%" fo:text-align="justify" style:justify-single-word="false" fo:orphans="0" fo:widows="0" fo:text-indent="0cm" style:auto-text-indent="false"/>
    </style:style>
    <style:style style:name="P9" style:family="paragraph" style:parent-style-name="LO-normal">
      <style:paragraph-properties fo:margin-left="0.205cm" fo:margin-right="0.176cm" fo:margin-top="0.492cm" fo:margin-bottom="0cm" style:contextual-spacing="false" fo:line-height="195%" fo:orphans="0" fo:widows="0" fo:text-indent="-0.196cm" style:auto-text-indent="false"/>
    </style:style>
    <style:style style:name="P10" style:family="paragraph" style:parent-style-name="LO-normal">
      <style:paragraph-properties fo:margin-left="0.205cm" fo:margin-right="0.176cm" fo:margin-top="0.492cm" fo:margin-bottom="0cm" style:contextual-spacing="false" fo:line-height="195%" fo:orphans="0" fo:widows="0" fo:text-indent="-0.196cm" style:auto-text-indent="false"/>
      <style:text-properties officeooo:paragraph-rsid="002f83fb"/>
    </style:style>
    <style:style style:name="P11" style:family="paragraph" style:parent-style-name="LO-normal" style:master-page-name="">
      <loext:graphic-properties draw:fill="none"/>
      <style:paragraph-properties fo:margin-left="0cm" fo:margin-right="0cm" fo:margin-top="0.489cm" fo:margin-bottom="0cm" style:contextual-spacing="false" fo:line-height="95%" fo:text-align="justify" style:justify-single-word="false" fo:orphans="0" fo:widows="0" fo:hyphenation-ladder-count="no-limit" fo:text-indent="0cm" style:auto-text-indent="false" style:page-number="auto" fo:background-color="transparent" style:writing-mode="lr-tb">
        <style:tab-stops>
          <style:tab-stop style:position="0.609cm"/>
        </style:tab-stops>
      </style:paragraph-properties>
      <style:text-properties style:font-name="arial" officeooo:paragraph-rsid="00237d13" fo:hyphenate="false" fo:hyphenation-remain-char-count="2" fo:hyphenation-push-char-count="2" loext:hyphenation-no-caps="false" loext:hyphenation-no-last-word="false" loext:hyphenation-word-char-count="no-limit" loext:hyphenation-zone="no-limit"/>
    </style:style>
    <style:style style:name="P12" style:family="paragraph" style:parent-style-name="LO-normal" style:master-page-name="">
      <loext:graphic-properties draw:fill="none"/>
      <style:paragraph-properties fo:margin-left="0cm" fo:margin-right="0cm" fo:margin-top="0.489cm" fo:margin-bottom="0cm" style:contextual-spacing="false" fo:line-height="95%" fo:text-align="justify" style:justify-single-word="false" fo:orphans="0" fo:widows="0" fo:hyphenation-ladder-count="no-limit" fo:text-indent="0cm" style:auto-text-indent="false" style:page-number="auto" fo:background-color="transparent" style:writing-mode="lr-tb">
        <style:tab-stops>
          <style:tab-stop style:position="0.609cm"/>
        </style:tab-stops>
      </style:paragraph-properties>
      <style:text-properties style:font-name="arial" officeooo:paragraph-rsid="002464b2" fo:hyphenate="false" fo:hyphenation-remain-char-count="2" fo:hyphenation-push-char-count="2" loext:hyphenation-no-caps="false" loext:hyphenation-no-last-word="false" loext:hyphenation-word-char-count="no-limit" loext:hyphenation-zone="no-limit"/>
    </style:style>
    <style:style style:name="P13" style:family="paragraph" style:parent-style-name="LO-normal" style:master-page-name="">
      <loext:graphic-properties draw:fill="none"/>
      <style:paragraph-properties fo:margin-left="0cm" fo:margin-right="0cm" fo:margin-top="0.489cm" fo:margin-bottom="0cm" style:contextual-spacing="false" fo:line-height="95%" fo:text-align="justify" style:justify-single-word="false" fo:orphans="0" fo:widows="0" fo:hyphenation-ladder-count="no-limit" fo:text-indent="0cm" style:auto-text-indent="false" style:page-number="auto" fo:background-color="transparent" style:writing-mode="lr-tb"/>
      <style:text-properties style:font-name="arial" fo:font-size="11pt" officeooo:paragraph-rsid="002225b5"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4" style:family="paragraph" style:parent-style-name="LO-normal" style:master-page-name="Standard">
      <style:paragraph-properties fo:margin-left="0cm" fo:margin-right="0cm" fo:margin-top="0.545cm" fo:margin-bottom="0cm" style:contextual-spacing="false" fo:line-height="100%" fo:text-align="center" style:justify-single-word="false" fo:orphans="0" fo:widows="0" fo:text-indent="0cm" style:auto-text-indent="false" style:page-number="1"/>
    </style:style>
    <style:style style:name="P15" style:family="paragraph" style:parent-style-name="LO-normal" style:master-page-name="">
      <loext:graphic-properties draw:fill="none"/>
      <style:paragraph-properties fo:margin-left="0cm" fo:margin-right="0cm" fo:margin-top="0.545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6" style:family="paragraph" style:parent-style-name="LO-normal" style:master-page-name="">
      <loext:graphic-properties draw:fill="none"/>
      <style:paragraph-properties fo:margin-left="0cm" fo:margin-right="0cm" fo:margin-top="0.489cm" fo:margin-bottom="0cm" style:contextual-spacing="false" fo:line-height="95%" fo:text-align="justify" style:justify-single-word="false" fo:orphans="0" fo:widows="0" fo:hyphenation-ladder-count="no-limit" fo:text-indent="0cm"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T1" style:family="text">
      <style:text-properties style:font-name="Times New Roman1" fo:font-weight="bold" style:font-name-asian="Times New Roman2" style:font-weight-asian="bold" style:font-name-complex="Times New Roman2"/>
    </style:style>
    <style:style style:name="T2" style:family="text">
      <style:text-properties style:font-name="Times New Roman1" fo:font-weight="bold" officeooo:rsid="002b1e50" style:font-name-asian="Times New Roman2" style:font-weight-asian="bold" style:font-name-complex="Times New Roman2"/>
    </style:style>
    <style:style style:name="T3" style:family="text">
      <style:text-properties style:font-name="Times New Roman1" fo:font-weight="bold" style:font-name-asian="Times New Roman2" style:font-weight-asian="bold" style:font-name-complex="Times New Roman2" style:font-weight-complex="bold"/>
    </style:style>
    <style:style style:name="T4" style:family="text">
      <style:text-properties style:font-name="Times New Roman1" fo:font-weight="bold" officeooo:rsid="002b1e50" style:font-name-asian="Times New Roman2" style:font-weight-asian="bold" style:font-name-complex="Times New Roman2" style:font-weight-complex="bold"/>
    </style:style>
    <style:style style:name="T5" style:family="text">
      <style:text-properties style:font-name="Times New Roman1" fo:font-weight="bold" officeooo:rsid="0026b0ac" style:font-name-asian="Times New Roman2" style:font-weight-asian="bold" style:font-name-complex="Times New Roman2"/>
    </style:style>
    <style:style style:name="T6" style:family="text">
      <style:text-properties style:font-name="Times New Roman1" fo:font-weight="bold" officeooo:rsid="002c8341" style:font-name-asian="Times New Roman2" style:font-weight-asian="bold" style:font-name-complex="Times New Roman2"/>
    </style:style>
    <style:style style:name="T7" style:family="text">
      <style:text-properties style:font-name="Times New Roman1" style:font-name-asian="Times New Roman2" style:font-name-complex="Times New Roman2"/>
    </style:style>
    <style:style style:name="T8" style:family="text">
      <style:text-properties style:font-name="Times New Roman1" officeooo:rsid="002b1e50" style:font-name-asian="Times New Roman2" style:font-name-complex="Times New Roman2"/>
    </style:style>
    <style:style style:name="T9" style:family="text">
      <style:text-properties style:font-name="Times New Roman1" officeooo:rsid="00247892" style:font-name-asian="Times New Roman2" style:font-name-complex="Times New Roman2"/>
    </style:style>
    <style:style style:name="T10" style:family="text">
      <style:text-properties style:font-name="Times New Roman1" fo:font-weight="normal" style:font-name-asian="Times New Roman2" style:font-weight-asian="normal" style:font-name-complex="Times New Roman2" style:font-weight-complex="normal"/>
    </style:style>
    <style:style style:name="T11" style:family="text">
      <style:text-properties style:font-name="Times New Roman1" fo:font-size="5pt" fo:font-weight="bold" style:font-name-asian="Times New Roman2" style:font-size-asian="5pt" style:font-weight-asian="bold" style:font-name-complex="Times New Roman2" style:font-size-complex="5pt"/>
    </style:style>
    <style:style style:name="T12" style:family="text">
      <style:text-properties style:font-name="Times New Roman1" fo:font-size="5pt" style:font-name-asian="Times New Roman2" style:font-size-asian="5pt" style:font-name-complex="Times New Roman2" style:font-size-complex="5pt"/>
    </style:style>
    <style:style style:name="T13" style:family="text">
      <style:text-properties style:font-name="Times New Roman1" style:text-underline-style="solid" style:text-underline-width="auto" style:text-underline-color="font-color" fo:font-weight="bold" officeooo:rsid="002b1e50" style:font-name-asian="Times New Roman2" style:font-weight-asian="bold" style:font-name-complex="Times New Roman2"/>
    </style:style>
    <style:style style:name="T14" style:family="text">
      <style:text-properties fo:color="#1155cc" loext:opacity="100%" style:font-name="Times New Roman1" style:text-underline-style="solid" style:text-underline-width="auto" style:text-underline-color="font-color" style:font-name-asian="Times New Roman2" style:font-name-complex="Times New Roman2"/>
    </style:style>
    <style:style style:name="T15" style:family="text">
      <style:text-properties style:font-name="Arial Unicode MS" style:font-name-asian="Arial Unicode MS1" style:font-name-complex="Arial Unicode MS1"/>
    </style:style>
    <style:style style:name="T16" style:family="text">
      <style:text-properties style:font-name="Arial Unicode MS" officeooo:rsid="002b1e50" style:font-name-asian="Arial Unicode MS1" style:font-name-complex="Arial Unicode MS1"/>
    </style:style>
    <style:style style:name="T17" style:family="text">
      <style:text-properties style:font-name="Arial Unicode MS" fo:font-weight="bold" style:font-name-asian="Arial Unicode MS1" style:font-weight-asian="bold" style:font-name-complex="Arial Unicode MS1"/>
    </style:style>
    <style:style style:name="T18" style:family="text">
      <style:text-properties style:font-name="Times New Roman" style:font-name-asian="Nova Mono" style:font-name-complex="Nova Mono"/>
    </style:style>
    <style:style style:name="T19" style:family="text">
      <style:text-properties style:font-name-asian="Arial Unicode MS1" style:font-name-complex="Arial Unicode MS1"/>
    </style:style>
    <style:style style:name="T20" style:family="text">
      <style:text-properties style:font-name-asian="Times New Roman2" style:font-name-complex="Times New Roman2"/>
    </style:style>
    <style:style style:name="T21" style:family="text">
      <style:text-properties officeooo:rsid="002b1e50" style:font-name-asian="Times New Roman2" style:font-name-complex="Times New Roman2"/>
    </style:style>
    <style:style style:name="T22" style:family="text">
      <style:text-properties officeooo:rsid="002225b5" style:font-name-asian="Times New Roman2" style:font-name-complex="Times New Roman2"/>
    </style:style>
    <style:style style:name="T23" style:family="text">
      <style:text-properties officeooo:rsid="00219e05" style:font-name-asian="Times New Roman2" style:font-name-complex="Times New Roman2"/>
    </style:style>
    <style:style style:name="T24" style:family="text">
      <style:text-properties officeooo:rsid="00195132" style:font-name-asian="Times New Roman2" style:font-name-complex="Times New Roman2"/>
    </style:style>
    <style:style style:name="T25" style:family="text">
      <style:text-properties fo:font-size="11pt" style:font-name-asian="Arial Unicode MS1" style:font-size-asian="11pt" style:font-name-complex="Arial Unicode MS1" style:font-size-complex="11pt"/>
    </style:style>
    <style:style style:name="T26" style:family="text">
      <style:text-properties fo:font-size="11pt" officeooo:rsid="00195132" style:font-name-asian="Arial Unicode MS1" style:font-size-asian="11pt" style:font-name-complex="Arial Unicode MS1" style:font-size-complex="11pt"/>
    </style:style>
    <style:style style:name="T27" style:family="text">
      <style:text-properties fo:font-size="11pt" officeooo:rsid="002225b5" style:font-name-asian="Arial Unicode MS1" style:font-size-asian="11pt" style:font-name-complex="Arial Unicode MS1" style:font-size-complex="11pt"/>
    </style:style>
    <style:style style:name="T28" style:family="text">
      <style:text-properties fo:font-size="11pt" officeooo:rsid="00195132" style:font-name-asian="Times New Roman2" style:font-size-asian="11pt" style:font-name-complex="Times New Roman2" style:font-size-complex="11pt"/>
    </style:style>
    <style:style style:name="T29" style:family="text">
      <style:text-properties fo:font-size="11pt" officeooo:rsid="00219e05" style:font-name-asian="Times New Roman2" style:font-size-asian="11pt" style:font-name-complex="Times New Roman2" style:font-size-complex="11pt"/>
    </style:style>
    <style:style style:name="T30" style:family="text">
      <style:text-properties fo:font-size="11pt" officeooo:rsid="00237d13" style:font-name-asian="Times New Roman2" style:font-size-asian="11pt" style:font-name-complex="Times New Roman2" style:font-size-complex="11pt"/>
    </style:style>
    <style:style style:name="T31" style:family="text">
      <style:text-properties fo:font-size="11pt" officeooo:rsid="002b1e50" style:font-name-asian="Times New Roman2" style:font-size-asian="11pt" style:font-name-complex="Times New Roman2" style:font-size-complex="11pt"/>
    </style:style>
    <style:style style:name="T32" style:family="text">
      <style:text-properties fo:font-size="11pt" officeooo:rsid="00222681" style:font-name-asian="Times New Roman2" style:font-size-asian="11pt" style:font-name-complex="Times New Roman2" style:font-size-complex="11pt"/>
    </style:style>
    <style:style style:name="T33" style:family="text">
      <style:text-properties fo:font-size="11pt" officeooo:rsid="00247892" style:font-name-asian="Times New Roman2" style:font-size-asian="11pt" style:font-name-complex="Times New Roman2" style:font-size-complex="11pt"/>
    </style:style>
    <style:style style:name="T34" style:family="text">
      <style:text-properties fo:font-size="11pt" officeooo:rsid="002464b2" style:font-name-asian="Times New Roman2" style:font-size-asian="11pt" style:font-name-complex="Times New Roman2" style:font-size-complex="11pt"/>
    </style:style>
    <style:style style:name="T35" style:family="text">
      <style:text-properties officeooo:rsid="00237d13"/>
    </style:style>
    <style:style style:name="T36" style:family="text">
      <style:text-properties officeooo:rsid="002464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ame</text:span><text:span text:style-name="T1">:</text:span><text:span text:style-name="T7"> LUCAS MATHEUS BRUCE DA SILVA; </text:span><text:span text:style-name="T4">Address</text:span><text:span text:style-name="T1">:</text:span><text:span text:style-name="T7"> R. Manoel Nunes dos Santos, n°640, Aeroporto, Bayeux, Paraíba; </text:span><text:span text:style-name="T8">phone</text:span><text:span text:style-name="T1">:</text:span><text:span text:style-name="T7"> 55 (83) 98881-0556; </text:span><text:span text:style-name="T3">Gma</text:span><text:span text:style-name="T1">il:</text:span><text:span text:style-name="T7"> </text:span><text:a xlink:type="simple" xlink:href="mailto:lucasmatheusbruce@gmail.com" text:style-name="Internet_20_link" text:visited-style-name="Visited_20_Internet_20_Link"><text:span text:style-name="Internet_20_link"><text:span text:style-name="T14">lucasmatheusbruce@gmail.com</text:span></text:span></text:a><text:span text:style-name="T14"> </text:span><text:span text:style-name="T1">LinkedIn: </text:span><text:a xlink:type="simple" xlink:href="https://www.linkedin.com/in/lucas-matheus-bruce-silva/" text:style-name="Standard" text:visited-style-name="Standard"><text:span text:style-name="T14">https://www.linkedin.com/in/lucas-matheus-bruce-silva/</text:span></text:a><text:span text:style-name="T7"> <text:s text:c="53"/></text:span><text:span text:style-name="T1">Git: </text:span><text:a xlink:type="simple" xlink:href="https://github.com/LucasBruce" text:style-name="Standard" text:visited-style-name="Standard"><text:span text:style-name="T14">https://github.com/LucasBruce</text:span></text:a><text:span text:style-name="T1"> </text:span><text:span text:style-name="T2">Age</text:span><text:span text:style-name="T1">:</text:span><text:span text:style-name="T7"> 2</text:span><text:span text:style-name="T9">9</text:span><text:span text:style-name="T7"> </text:span><text:span text:style-name="T8">years-old</text:span><text:span text:style-name="T7">; </text:span><text:span text:style-name="T4">Marital Status</text:span><text:span text:style-name="T1">:</text:span><text:span text:style-name="T7"> single; </text:span><text:span text:style-name="T4">Nationality</text:span><text:span text:style-name="T1">: </text:span><text:span text:style-name="T10">Brazilian</text:span></text:p>
      <text:p text:style-name="P2">QUALIFICATIONS SUMMARY</text:p>
      <text:p text:style-name="P6"><text:span text:style-name="T15">➢ Full-Stack MBA postgraduate in 2023, I have experience in web development working as a full stack for Indra, SEFAZ and Banco do Brasil clients</text:span><text:span text:style-name="T18">.</text:span></text:p>
      <text:p text:style-name="P4">PROFESSIONAL EXPERIENCE</text:p>
      <text:p text:style-name="P7"><text:span text:style-name="T17">✔ </text:span><text:span text:style-name="T11"><text:s/></text:span><text:span text:style-name="T1">Indra - </text:span><text:span text:style-name="T5">March</text:span><text:span text:style-name="T1"> 202</text:span><text:span text:style-name="T5">5</text:span><text:span text:style-name="T1"> - </text:span><text:span text:style-name="T6">current</text:span><text:span text:style-name="T1">: <text:s/></text:span><text:span text:style-name="T10">Banco do Brasil client working on the migration of legacy systems, more specifically systems that use angularJS on the frontend and java on the backend, migrating to angular12+ (migration or creation) frontend development. Versioning code (git), resolving conflicts (git), unit testing (jasmine, karma), creating component diagrams and code review.</text:span></text:p>
      <text:p text:style-name="P8"><text:span text:style-name="T15">✔</text:span><text:span text:style-name="T12"> </text:span><text:span text:style-name="T1">Indra - February 2022: </text:span><text:span text:style-name="T10">Pending demands from SEFAZ Financial Systems tower, more specifically in the ATF system in the collection module. Demands such as implementing screens for consultation, alteration, approval, cancellation and release of judicial blocks. Using Eclipse as IDE, using Java and Java EE, using SQL in queries to the bank and JavaScript for form validations and other operations. </text:span><text:span text:style-name="T7"><text:s text:c="2"/></text:span></text:p>
      <text:p text:style-name="P5">ACADEMIC TRAINING</text:p>
      <text:p text:style-name="P9"><text:span text:style-name="T15">➢ </text:span><text:span text:style-name="T16">C</text:span><text:span text:style-name="T15">ollege</text:span><text:span text:style-name="T1"> IESP/FATECPB 2014 - 2017 </text:span><text:span text:style-name="T2">I</text:span><text:span text:style-name="T1">nformation </text:span><text:span text:style-name="T2">S</text:span><text:span text:style-name="T1">ystems.</text:span></text:p>
      <text:p text:style-name="P10"><text:span text:style-name="T15">➢ </text:span><text:span text:style-name="T16">C</text:span><text:span text:style-name="T15">ollege</text:span><text:span text:style-name="T1"> UNIESP 2022 - 2023 MBA Full-Stack.</text:span></text:p>
      <text:p text:style-name="P3">SKILLS</text:p>
      <text:p text:style-name="P13"><text:span text:style-name="T19">✔</text:span><text:span text:style-name="T20"> <text:s/></text:span><text:span text:style-name="T21">L</text:span><text:span text:style-name="T20">anguages</text:span><text:span text:style-name="T22"> - </text:span><text:span text:style-name="T20">TypeScript, </text:span><text:span text:style-name="T23">J</text:span><text:span text:style-name="T20">avascript, </text:span><text:span text:style-name="T24">Shell Script, </text:span><text:span text:style-name="T22">Java, C#.</text:span></text:p>
      <text:p text:style-name="P11"><text:span text:style-name="T26">✔ <text:s/></text:span><text:span text:style-name="T27">Frameworks - </text:span><text:span text:style-name="T28">AngularJS, Angular1</text:span><text:span text:style-name="T29">2</text:span><text:span text:style-name="T28">+, NestJS, Scrum, Spring Boot FrameWork (Java). Teste</text:span><text:span text:style-name="T30">s </text:span><text:span text:style-name="T28">Unitário</text:span><text:span text:style-name="T30">s </text:span><text:span text:style-name="T28">(Junit5, jasmine).</text:span></text:p>
      <text:p text:style-name="P12"><text:span text:style-name="T25">✔</text:span><text:span text:style-name="T30"> </text:span><text:span text:style-name="T31">Tools </text:span><text:span text:style-name="T32">- </text:span><text:span text:style-name="T28">NVM, NPM, </text:span><text:span text:style-name="T29">W</text:span><text:span text:style-name="T28">ebpack-</text:span><text:span text:style-name="T29">B</text:span><text:span text:style-name="T28">undle-</text:span><text:span text:style-name="T29">A</text:span><text:span text:style-name="T28">nalyzer, </text:span><text:span text:style-name="T33">vscode, </text:span><text:span text:style-name="T28">ESLint, Prettier, Git, SQL(MySQL, PostgreSQL), </text:span><text:span text:style-name="T30">Karma, </text:span><text:span text:style-name="T34">j</text:span>spdf, <text:span text:style-name="T34">j</text:span>spdf-<text:span text:style-name="T35">A</text:span>utotable<text:span text:style-name="T35">(plugin), </text:span>exceljs, pdfmake, <text:span text:style-name="T36">c</text:span>hart.js, rxjs<text:span text:style-name="T28">.</text:span></text:p>
      <text:p text:style-name="P15"><text:span text:style-name="T13">LANGUAGE</text:span><text:span text:style-name="T1"> </text:span></text:p>
      <text:p text:style-name="P16"><text:span text:style-name="T15">✔</text:span><text:span text:style-name="T7"> <text:s text:c="2"/>English – </text:span><text:span text:style-name="T8">Basic</text:span><text:span text:style-name="T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 svg:font-family="'Nova Mono'"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normal">
      <style:text-properties style:font-name="Times New Roman1" fo:font-size="10pt" style:font-name-asian="Times New Roman2" style:font-size-asian="10pt" style:font-name-complex="Times New Roman2" style:font-size-complex="10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pt-BR</dc:language>
    <dc:date>2025-04-10T18:34:46.394544173</dc:date>
    <meta:editing-cycles>28</meta:editing-cycles>
    <meta:editing-duration>PT1H33M2S</meta:editing-duration>
    <meta:generator>LibreOffice/24.2.7.2$Linux_X86_64 LibreOffice_project/420$Build-2</meta:generator>
    <meta:print-date>2025-03-19T19:05:01.112057356</meta:print-date>
    <meta:printed-by>Arquivos PDF</meta:printed-by>
    <meta:document-statistic meta:table-count="0" meta:image-count="0" meta:object-count="0" meta:page-count="1" meta:paragraph-count="15" meta:word-count="246" meta:character-count="1865" meta:non-whitespace-character-count="1569"/>
    <meta:user-defined meta:name="AppVersion">15.0000</meta:user-defined>
  </office:meta>
</office:document-meta>
</file>